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52.45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197.89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74.21pt"/>
    </style:style>
    <style:style style:name="co13" style:family="table-column">
      <style:table-column-properties fo:break-before="auto" style:column-width="720.2pt"/>
    </style:style>
    <style:style style:name="co14" style:family="table-column">
      <style:table-column-properties fo:break-before="auto" style:column-width="191.31pt"/>
    </style:style>
    <style:style style:name="co15" style:family="table-column">
      <style:table-column-properties fo:break-before="auto" style:column-width="163.05pt"/>
    </style:style>
    <style:style style:name="co16" style:family="table-column">
      <style:table-column-properties fo:break-before="auto" style:column-width="137.76pt"/>
    </style:style>
    <style:style style:name="co17" style:family="table-column">
      <style:table-column-properties fo:break-before="auto" style:column-width="81.81pt"/>
    </style:style>
    <style:style style:name="co18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none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style:use-window-font-color="true"/>
    </style:style>
    <style:style style:name="ce9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</style:style>
    <style:style style:name="ce9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9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99" style:family="table-cell" style:parent-style-name="Default">
      <style:table-cell-properties fo:border-bottom="none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01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0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2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0" style:family="table-cell" style:parent-style-name="Default">
      <style:table-cell-properties fo:border="none"/>
      <style:text-properties style:font-name="DejaVu Sans Mono1"/>
    </style:style>
    <style:style style:name="ce107" style:family="table-cell" style:parent-style-name="Default">
      <style:text-properties style:font-name="DejaVu Sans Mono1"/>
    </style:style>
    <style:style style:name="ce36" style:family="table-cell" style:parent-style-name="Default">
      <style:text-properties style:use-window-font-color="true" style:font-name="DejaVu Sans Mono1"/>
    </style:style>
    <style:style style:name="ce106" style:family="table-cell" style:parent-style-name="Default">
      <style:table-cell-properties fo:border="none"/>
      <style:text-properties style:font-name="DejaVu Sans Mono1"/>
    </style:style>
    <style:style style:name="ce38" style:family="table-cell" style:parent-style-name="Default">
      <style:table-cell-properties fo:border="none"/>
      <style:text-properties style:use-window-font-color="true" style:font-name="DejaVu Sans Mono1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09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3" style:family="table-cell" style:parent-style-name="Default">
      <style:map style:condition="cell-content()=0" style:apply-style-name="Bad" style:base-cell-address="'Rough - DCS FA18C'.B2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56" style:family="table-cell" style:parent-style-name="Default">
      <style:text-properties fo:color="#8d281e"/>
    </style:style>
    <style:style style:name="ce57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59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61" style:family="table-cell" style:parent-style-name="Default">
      <style:text-properties style:font-name="DejaVu Sans Mono" fo:font-size="9pt" style:font-size-asian="9pt" style:font-size-complex="9pt"/>
    </style:style>
    <style:style style:name="ce117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118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12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121" style:family="table-cell" style:parent-style-name="Default" style:data-style-name="N99">
      <style:map style:condition="cell-content()=1" style:apply-style-name="Bad" style:base-cell-address="'Rough - DCS FA18C'.N2"/>
    </style:style>
    <style:style style:name="ce122" style:family="table-cell" style:parent-style-name="Default">
      <style:map style:condition="cell-content()=0" style:apply-style-name="Bad" style:base-cell-address="'Rough - Elite Dangerous'.B2"/>
    </style:style>
    <style:style style:name="ce123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119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2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3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3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3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104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24" style:family="table-cell" style:parent-style-name="Default">
      <style:text-properties style:font-name="DejaVu Sans Mono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126" style:family="table-cell" style:parent-style-name="Default">
      <style:text-properties fo:font-style="normal" style:font-style-asian="normal" style:font-style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2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map style:condition="cell-content()=0" style:apply-style-name="Bad" style:base-cell-address="'Scratch - Commands'.D3"/>
    </style:style>
    <style:style style:name="ce14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14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4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4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4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normal" style:font-weight-asian="normal" style:font-weight-complex="normal"/>
    </style:style>
    <style:style style:name="T27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 style:font-size-asian="10pt" style:font-size-complex="10pt"/>
    </style:style>
    <style:style style:name="T28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weight="bold" fo:font-style="italic" style:font-size-asian="8pt" style:font-size-complex="8pt" style:font-weight-asian="bold" style:font-weight-complex="bold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italic" style:font-size-asian="8pt" style:font-size-complex="8pt" style:font-style-asian="italic" style:font-style-complex="italic" fo:font-weight="normal" style:font-weight-asian="normal" style:font-weight-complex="normal"/>
    </style:style>
    <style:style style:name="T30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style="normal" style:font-style-asian="normal" style:font-style-complex="normal" fo:font-weight="bold" style:font-weight-asian="bold" style:font-weight-complex="bold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 style:font-size-asian="10pt" style:font-size-complex="10pt"/>
    </style:style>
    <style:style style:name="T32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10pt" style:font-size-complex="10pt" fo:font-weight="normal" fo:font-style="italic" style:font-weight-asian="normal" style:font-weight-complex="normal" style:font-style-asian="italic" style:font-style-complex="italic"/>
    </style:style>
    <style:style style:name="T33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4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4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/>
          <table:covered-table-cell table:number-columns-repeated="2" table:style-name="ce20"/>
          <table:covered-table-cell table:style-name="ce2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7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Signaling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style-name="ce89" office:value-type="string" calcext:value-type="string">
            <text:p>Direction</text:p>
          </table:table-cell>
          <table:table-cell table:style-name="ce92" office:value-type="string" calcext:value-type="string">
            <text:p>Pitch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oll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Yaw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hrust</text:p>
          </table:table-cell>
          <table:table-cell table:style-name="ce92" office:value-type="string" calcext:value-type="string">
            <text:p>Forward/Backward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Afterburner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40%? - T16KJG_<text:span text:style-name="T4">TH-Z</text:span></text:p>
            <text:p><text:span text:style-name="T8">-40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92" office:value-type="string" calcext:value-type="string">
            <text:p>Left/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Up/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Trim</text:p>
          </table:table-cell>
          <table:table-cell table:style-name="ce92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Lef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Right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Weapons</text:p>
          </table:table-cell>
          <table:table-cell table:style-name="ce92" office:value-type="string" calcext:value-type="string">
            <text:p>Prim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 Fi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4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4" office:value-type="string" calcext:value-type="string">
            <text:p>+</text:p>
          </table:table-cell>
          <table:table-cell table:style-name="ce4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4" table:number-columns-repeated="45"/>
        </table:table-row>
        <table:table-row table:style-name="ro2">
          <table:table-cell table:style-name="ce89" office:value-type="string" calcext:value-type="string">
            <text:p>Countermeasures</text:p>
          </table:table-cell>
          <table:table-cell table:style-name="ce92" office:value-type="string" calcext:value-type="string">
            <text:p>Flare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97">
            <office:annotation draw:style-name="gr2" draw:text-style-name="P2" svg:width="82.18pt" svg:height="51pt" svg:x="642.76pt" svg:y="1118.27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Chaff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9]));OR(NOT(ISBLANK([.$F49]));OR(NOT(ISBLANK([.$G49]));NOT(ISBLANK([.$H49])))))" office:value-type="boolean" office:boolean-value="true" calcext:value-type="boolean">
            <text:p>TRUE</text:p>
          </table:table-cell>
          <table:table-cell table:style-name="ce112" table:formula="of:=OR(OR(OR(IF([.$P49]=1);IF([.$Q49]=1));IF([.$R49]=1));IF([.$S49]=1))" office:value-type="boolean" office:boolean-value="false" calcext:value-type="boolean">
            <text:p>FALSE</text:p>
          </table:table-cell>
          <table:table-cell table:style-name="ce113" table:formula="of:=AND(ISBLANK([.$E49]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I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J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K49])))" office:value-type="boolean" office:boolean-value="false" calcext:value-type="boolean">
            <text:p>FALSE</text:p>
          </table:table-cell>
          <table:table-cell table:style-name="ce115" table:formula="of:=AND(AND(ISBLANK([.$E49]);AND(ISBLANK([.$F49]);AND(ISBLANK([.$G49]);ISBLANK([.$H49]))));NOT(ISBLANK([.$L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Cycle</text:p>
          </table:table-cell>
          <table:table-cell table:style-name="ce92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6]));OR(NOT(ISBLANK([.$F56]));OR(NOT(ISBLANK([.$G56]));NOT(ISBLANK([.$H56])))))" office:value-type="boolean" office:boolean-value="true" calcext:value-type="boolean">
            <text:p>TRUE</text:p>
          </table:table-cell>
          <table:table-cell table:style-name="ce112" table:formula="of:=OR(OR(OR(IF([.$P56]=1);IF([.$Q56]=1));IF([.$R56]=1));IF([.$S56]=1))" office:value-type="boolean" office:boolean-value="false" calcext:value-type="boolean">
            <text:p>FALSE</text:p>
          </table:table-cell>
          <table:table-cell table:style-name="ce113" table:formula="of:=AND(ISBLANK([.$E56]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I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J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K56])))" office:value-type="boolean" office:boolean-value="false" calcext:value-type="boolean">
            <text:p>FALSE</text:p>
          </table:table-cell>
          <table:table-cell table:style-name="ce115" table:formula="of:=AND(AND(ISBLANK([.$E56]);AND(ISBLANK([.$F56]);AND(ISBLANK([.$G56]);ISBLANK([.$H56]))));NOT(ISBLANK([.$L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9]));OR(NOT(ISBLANK([.$F59]));OR(NOT(ISBLANK([.$G59]));NOT(ISBLANK([.$H59])))))" office:value-type="boolean" office:boolean-value="true" calcext:value-type="boolean">
            <text:p>TRUE</text:p>
          </table:table-cell>
          <table:table-cell table:style-name="ce112" table:formula="of:=OR(OR(OR(IF([.$P59]=1);IF([.$Q59]=1));IF([.$R59]=1));IF([.$S59]=1))" office:value-type="boolean" office:boolean-value="false" calcext:value-type="boolean">
            <text:p>FALSE</text:p>
          </table:table-cell>
          <table:table-cell table:style-name="ce113" table:formula="of:=AND(ISBLANK([.$E59]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I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J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K59])))" office:value-type="boolean" office:boolean-value="false" calcext:value-type="boolean">
            <text:p>FALSE</text:p>
          </table:table-cell>
          <table:table-cell table:style-name="ce115" table:formula="of:=AND(AND(ISBLANK([.$E59]);AND(ISBLANK([.$F59]);AND(ISBLANK([.$G59]);ISBLANK([.$H59]))));NOT(ISBLANK([.$L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2]));OR(NOT(ISBLANK([.$F62]));OR(NOT(ISBLANK([.$G62]));NOT(ISBLANK([.$H62])))))" office:value-type="boolean" office:boolean-value="true" calcext:value-type="boolean">
            <text:p>TRUE</text:p>
          </table:table-cell>
          <table:table-cell table:style-name="ce112" table:formula="of:=OR(OR(OR(IF([.$P62]=1);IF([.$Q62]=1));IF([.$R62]=1));IF([.$S62]=1))" office:value-type="boolean" office:boolean-value="false" calcext:value-type="boolean">
            <text:p>FALSE</text:p>
          </table:table-cell>
          <table:table-cell table:style-name="ce113" table:formula="of:=AND(ISBLANK([.$E62]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I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J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K62])))" office:value-type="boolean" office:boolean-value="false" calcext:value-type="boolean">
            <text:p>FALSE</text:p>
          </table:table-cell>
          <table:table-cell table:style-name="ce115" table:formula="of:=AND(AND(ISBLANK([.$E62]);AND(ISBLANK([.$F62]);AND(ISBLANK([.$G62]);ISBLANK([.$H62]))));NOT(ISBLANK([.$L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2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5]));OR(NOT(ISBLANK([.$F65]));OR(NOT(ISBLANK([.$G65]));NOT(ISBLANK([.$H65])))))" office:value-type="boolean" office:boolean-value="true" calcext:value-type="boolean">
            <text:p>TRUE</text:p>
          </table:table-cell>
          <table:table-cell table:style-name="ce112" table:formula="of:=OR(OR(OR(IF([.$P65]=1);IF([.$Q65]=1));IF([.$R65]=1));IF([.$S65]=1))" office:value-type="boolean" office:boolean-value="false" calcext:value-type="boolean">
            <text:p>FALSE</text:p>
          </table:table-cell>
          <table:table-cell table:style-name="ce113" table:formula="of:=AND(ISBLANK([.$E65]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I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J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K65])))" office:value-type="boolean" office:boolean-value="false" calcext:value-type="boolean">
            <text:p>FALSE</text:p>
          </table:table-cell>
          <table:table-cell table:style-name="ce115" table:formula="of:=AND(AND(ISBLANK([.$E65]);AND(ISBLANK([.$F65]);AND(ISBLANK([.$G65]);ISBLANK([.$H65]))));NOT(ISBLANK([.$L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 office:value-type="string" calcext:value-type="string">
            <text:p>AutoTargets</text:p>
          </table:table-cell>
          <table:table-cell table:style-name="ce92"/>
          <table:table-cell table:number-columns-repeated="2"/>
          <table:table-cell table:style-name="ce10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+</text:p>
          </table:table-cell>
          <table:table-cell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<text:span text:style-name="T13">Throttle-Paddle O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9]));OR(NOT(ISBLANK([.$F69]));OR(NOT(ISBLANK([.$G69]));NOT(ISBLANK([.$H69])))))" office:value-type="boolean" office:boolean-value="true" calcext:value-type="boolean">
            <text:p>TRUE</text:p>
          </table:table-cell>
          <table:table-cell table:style-name="ce112" table:formula="of:=OR(OR(OR(IF([.$P69]=1);IF([.$Q69]=1));IF([.$R69]=1));IF([.$S69]=1))" office:value-type="boolean" office:boolean-value="false" calcext:value-type="boolean">
            <text:p>FALSE</text:p>
          </table:table-cell>
          <table:table-cell table:style-name="ce113" table:formula="of:=AND(ISBLANK([.$E69]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I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J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K69])))" office:value-type="boolean" office:boolean-value="false" calcext:value-type="boolean">
            <text:p>FALSE</text:p>
          </table:table-cell>
          <table:table-cell table:style-name="ce115" table:formula="of:=AND(AND(ISBLANK([.$E69]);AND(ISBLANK([.$F69]);AND(ISBLANK([.$G69]);ISBLANK([.$H69]))));NOT(ISBLANK([.$L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hostile-</text:p>
          </table:table-cell>
          <table:table-cell/>
          <table:table-cell table:style-name="ce98" office:value-type="string" calcext:value-type="string">
            <text:p>L_SHIFT h</text:p>
          </table:table-cell>
          <table:table-cell table:style-name="ce103" office:value-type="string" calcext:value-type="string">
            <text:p><text:span text:style-name="T13">Throttle-Paddle O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2]));OR(NOT(ISBLANK([.$F72]));OR(NOT(ISBLANK([.$G72]));NOT(ISBLANK([.$H72])))))" office:value-type="boolean" office:boolean-value="true" calcext:value-type="boolean">
            <text:p>TRUE</text:p>
          </table:table-cell>
          <table:table-cell table:style-name="ce112" table:formula="of:=OR(OR(OR(IF([.$P72]=1);IF([.$Q72]=1));IF([.$R72]=1));IF([.$S72]=1))" office:value-type="boolean" office:boolean-value="false" calcext:value-type="boolean">
            <text:p>FALSE</text:p>
          </table:table-cell>
          <table:table-cell table:style-name="ce113" table:formula="of:=AND(ISBLANK([.$E72]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I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J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K72])))" office:value-type="boolean" office:boolean-value="false" calcext:value-type="boolean">
            <text:p>FALSE</text:p>
          </table:table-cell>
          <table:table-cell table:style-name="ce115" table:formula="of:=AND(AND(ISBLANK([.$E72]);AND(ISBLANK([.$F72]);AND(ISBLANK([.$G72]);ISBLANK([.$H72]))));NOT(ISBLANK([.$L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+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escort-</text:p>
          </table:table-cell>
          <table:table-cell table:number-columns-repeated="2"/>
          <table:table-cell table:style-name="ce103" office:value-type="string" calcext:value-type="string">
            <text:p><text:span text:style-name="T13">Throttle-Paddle O_U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+</text:p>
          </table:table-cell>
          <table:table-cell/>
          <table:table-cell table:style-name="ce98" office:value-type="string" calcext:value-type="string">
            <text:p>t</text:p>
          </table:table-cell>
          <table:table-cell table:style-name="ce103" office:value-type="string" calcext:value-type="string">
            <text:p><text:span text:style-name="T13">Throttle-Paddle I_M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7]));OR(NOT(ISBLANK([.$F77]));OR(NOT(ISBLANK([.$G77]));NOT(ISBLANK([.$H77])))))" office:value-type="boolean" office:boolean-value="true" calcext:value-type="boolean">
            <text:p>TRUE</text:p>
          </table:table-cell>
          <table:table-cell table:style-name="ce112" table:formula="of:=OR(OR(OR(IF([.$P77]=1);IF([.$Q77]=1));IF([.$R77]=1));IF([.$S77]=1))" office:value-type="boolean" office:boolean-value="false" calcext:value-type="boolean">
            <text:p>FALSE</text:p>
          </table:table-cell>
          <table:table-cell table:style-name="ce113" table:formula="of:=AND(ISBLANK([.$E77]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I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J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K77])))" office:value-type="boolean" office:boolean-value="false" calcext:value-type="boolean">
            <text:p>FALSE</text:p>
          </table:table-cell>
          <table:table-cell table:style-name="ce115" table:formula="of:=AND(AND(ISBLANK([.$E77]);AND(ISBLANK([.$F77]);AND(ISBLANK([.$G77]);ISBLANK([.$H77]))));NOT(ISBLANK([.$L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target-</text:p>
          </table:table-cell>
          <table:table-cell/>
          <table:table-cell table:style-name="ce98" office:value-type="string" calcext:value-type="string">
            <text:p>L_SHIFT t</text:p>
          </table:table-cell>
          <table:table-cell table:style-name="ce103" office:value-type="string" calcext:value-type="string">
            <text:p><text:span text:style-name="T13">Throttle-Paddle I_M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9]));OR(NOT(ISBLANK([.$F79]));OR(NOT(ISBLANK([.$G79]));NOT(ISBLANK([.$H79])))))" office:value-type="boolean" office:boolean-value="true" calcext:value-type="boolean">
            <text:p>TRUE</text:p>
          </table:table-cell>
          <table:table-cell table:style-name="ce112" table:formula="of:=OR(OR(OR(IF([.$P79]=1);IF([.$Q79]=1));IF([.$R79]=1));IF([.$S79]=1))" office:value-type="boolean" office:boolean-value="false" calcext:value-type="boolean">
            <text:p>FALSE</text:p>
          </table:table-cell>
          <table:table-cell table:style-name="ce113" table:formula="of:=AND(ISBLANK([.$E79]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I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J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K79])))" office:value-type="boolean" office:boolean-value="false" calcext:value-type="boolean">
            <text:p>FALSE</text:p>
          </table:table-cell>
          <table:table-cell table:style-name="ce115" table:formula="of:=AND(AND(ISBLANK([.$E79]);AND(ISBLANK([.$F79]);AND(ISBLANK([.$G79]);ISBLANK([.$H79]))));NOT(ISBLANK([.$L7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u</text:p>
          </table:table-cell>
          <table:table-cell table:style-name="ce103" office:value-type="string" calcext:value-type="string">
            <text:p><text:span text:style-name="T13">Throttle-Paddle I_D </text:span><text:span text:style-name="T1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cargo+</text:p>
          </table:table-cell>
          <table:table-cell/>
          <table:table-cell table:style-name="ce98" office:value-type="string" calcext:value-type="string">
            <text:p>L_SHIFT u</text:p>
          </table:table-cell>
          <table:table-cell table:style-name="ce103" office:value-type="string" calcext:value-type="string">
            <text:p><text:span text:style-name="T13">Throttle-Paddle I_D </text:span><text:span text:style-name="T1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89" office:value-type="string" calcext:value-type="string">
            <text:p>Comm</text:p>
          </table:table-cell>
          <table:table-cell table:style-name="ce92" office:value-type="string" calcext:value-type="string">
            <text:p>Radio</text:p>
          </table:table-cell>
          <table:table-cell table:number-columns-repeated="2"/>
          <table:table-cell table:style-name="ce10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3]));OR(NOT(ISBLANK([.$F83]));OR(NOT(ISBLANK([.$G83]));NOT(ISBLANK([.$H83])))))" office:value-type="boolean" office:boolean-value="true" calcext:value-type="boolean">
            <text:p>TRUE</text:p>
          </table:table-cell>
          <table:table-cell table:style-name="ce112" table:formula="of:=OR(OR(OR(IF([.$P83]=1);IF([.$Q83]=1));IF([.$R83]=1));IF([.$S83]=1))" office:value-type="boolean" office:boolean-value="false" calcext:value-type="boolean">
            <text:p>FALSE</text:p>
          </table:table-cell>
          <table:table-cell table:style-name="ce113" table:formula="of:=AND(ISBLANK([.$E83]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I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J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K83])))" office:value-type="boolean" office:boolean-value="false" calcext:value-type="boolean">
            <text:p>FALSE</text:p>
          </table:table-cell>
          <table:table-cell table:style-name="ce115" table:formula="of:=AND(AND(ISBLANK([.$E83]);AND(ISBLANK([.$F83]);AND(ISBLANK([.$G83]);ISBLANK([.$H83]))));NOT(ISBLANK([.$L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8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17.48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ux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02.27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26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4]));OR(NOT(ISBLANK([.$F104]));OR(NOT(ISBLANK([.$G104]));NOT(ISBLANK([.$H104])))))" office:value-type="boolean" office:boolean-value="true" calcext:value-type="boolean">
            <text:p>TRUE</text:p>
          </table:table-cell>
          <table:table-cell table:style-name="ce112" table:formula="of:=OR(OR(OR(IF([.$P104]=1);IF([.$Q104]=1));IF([.$R104]=1));IF([.$S104]=1))" office:value-type="boolean" office:boolean-value="false" calcext:value-type="boolean">
            <text:p>FALSE</text:p>
          </table:table-cell>
          <table:table-cell table:style-name="ce113" table:formula="of:=AND(ISBLANK([.$E104]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I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J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K104])))" office:value-type="boolean" office:boolean-value="false" calcext:value-type="boolean">
            <text:p>FALSE</text:p>
          </table:table-cell>
          <table:table-cell table:style-name="ce115" table:formula="of:=AND(AND(ISBLANK([.$E104]);AND(ISBLANK([.$F104]);AND(ISBLANK([.$G104]);ISBLANK([.$H104]))));NOT(ISBLANK([.$L10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26" office:value-type="string" calcext:value-type="string">
            <text:p>DX30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755.08pt" draw:caption-point-x="-17.29pt" draw:caption-point-y="-10.01pt">
              <dc:date>2019-10-01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26" office:value-type="string" calcext:value-type="string">
            <text:p>DX29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9]));OR(NOT(ISBLANK([.$F109]));OR(NOT(ISBLANK([.$G109]));NOT(ISBLANK([.$H109])))))" office:value-type="boolean" office:boolean-value="true" calcext:value-type="boolean">
            <text:p>TRUE</text:p>
          </table:table-cell>
          <table:table-cell table:style-name="ce112" table:formula="of:=OR(OR(OR(IF([.$P109]=1);IF([.$Q109]=1));IF([.$R109]=1));IF([.$S109]=1))" office:value-type="boolean" office:boolean-value="false" calcext:value-type="boolean">
            <text:p>FALSE</text:p>
          </table:table-cell>
          <table:table-cell table:style-name="ce113" table:formula="of:=AND(ISBLANK([.$E109]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I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J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K109])))" office:value-type="boolean" office:boolean-value="false" calcext:value-type="boolean">
            <text:p>FALSE</text:p>
          </table:table-cell>
          <table:table-cell table:style-name="ce115" table:formula="of:=AND(AND(ISBLANK([.$E109]);AND(ISBLANK([.$F109]);AND(ISBLANK([.$G109]);ISBLANK([.$H109]))));NOT(ISBLANK([.$L10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Quick Power</text:p>
          </table:table-cell>
          <table:table-cell table:style-name="ce92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3]));OR(NOT(ISBLANK([.$F113]));OR(NOT(ISBLANK([.$G113]));NOT(ISBLANK([.$H113])))))" office:value-type="boolean" office:boolean-value="true" calcext:value-type="boolean">
            <text:p>TRUE</text:p>
          </table:table-cell>
          <table:table-cell table:style-name="ce112" table:formula="of:=OR(OR(OR(IF([.$P113]=1);IF([.$Q113]=1));IF([.$R113]=1));IF([.$S113]=1))" office:value-type="boolean" office:boolean-value="false" calcext:value-type="boolean">
            <text:p>FALSE</text:p>
          </table:table-cell>
          <table:table-cell table:style-name="ce113" table:formula="of:=AND(ISBLANK([.$E113]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I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J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K113])))" office:value-type="boolean" office:boolean-value="false" calcext:value-type="boolean">
            <text:p>FALSE</text:p>
          </table:table-cell>
          <table:table-cell table:style-name="ce115" table:formula="of:=AND(AND(ISBLANK([.$E113]);AND(ISBLANK([.$F113]);AND(ISBLANK([.$G113]);ISBLANK([.$H113]))));NOT(ISBLANK([.$L1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6]));OR(NOT(ISBLANK([.$F116]));OR(NOT(ISBLANK([.$G116]));NOT(ISBLANK([.$H116])))))" office:value-type="boolean" office:boolean-value="true" calcext:value-type="boolean">
            <text:p>TRUE</text:p>
          </table:table-cell>
          <table:table-cell table:style-name="ce112" table:formula="of:=OR(OR(OR(IF([.$P116]=1);IF([.$Q116]=1));IF([.$R116]=1));IF([.$S116]=1))" office:value-type="boolean" office:boolean-value="false" calcext:value-type="boolean">
            <text:p>FALSE</text:p>
          </table:table-cell>
          <table:table-cell table:style-name="ce113" table:formula="of:=AND(ISBLANK([.$E116]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I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J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K116])))" office:value-type="boolean" office:boolean-value="false" calcext:value-type="boolean">
            <text:p>FALSE</text:p>
          </table:table-cell>
          <table:table-cell table:style-name="ce115" table:formula="of:=AND(AND(ISBLANK([.$E116]);AND(ISBLANK([.$F116]);AND(ISBLANK([.$G116]);ISBLANK([.$H116]))));NOT(ISBLANK([.$L1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9]));OR(NOT(ISBLANK([.$F119]));OR(NOT(ISBLANK([.$G119]));NOT(ISBLANK([.$H119])))))" office:value-type="boolean" office:boolean-value="true" calcext:value-type="boolean">
            <text:p>TRUE</text:p>
          </table:table-cell>
          <table:table-cell table:style-name="ce112" table:formula="of:=OR(OR(OR(IF([.$P119]=1);IF([.$Q119]=1));IF([.$R119]=1));IF([.$S119]=1))" office:value-type="boolean" office:boolean-value="false" calcext:value-type="boolean">
            <text:p>FALSE</text:p>
          </table:table-cell>
          <table:table-cell table:style-name="ce113" table:formula="of:=AND(ISBLANK([.$E119]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I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J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K119])))" office:value-type="boolean" office:boolean-value="false" calcext:value-type="boolean">
            <text:p>FALSE</text:p>
          </table:table-cell>
          <table:table-cell table:style-name="ce115" table:formula="of:=AND(AND(ISBLANK([.$E119]);AND(ISBLANK([.$F119]);AND(ISBLANK([.$G119]);ISBLANK([.$H119]))));NOT(ISBLANK([.$L1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24.66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795.2pt" svg:y="3124.66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2]));OR(NOT(ISBLANK([.$F122]));OR(NOT(ISBLANK([.$G122]));NOT(ISBLANK([.$H122])))))" office:value-type="boolean" office:boolean-value="true" calcext:value-type="boolean">
            <text:p>TRUE</text:p>
          </table:table-cell>
          <table:table-cell table:style-name="ce112" table:formula="of:=OR(OR(OR(IF([.$P122]=1);IF([.$Q122]=1));IF([.$R122]=1));IF([.$S122]=1))" office:value-type="boolean" office:boolean-value="false" calcext:value-type="boolean">
            <text:p>FALSE</text:p>
          </table:table-cell>
          <table:table-cell table:style-name="ce113" table:formula="of:=AND(ISBLANK([.$E122]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I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J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K122])))" office:value-type="boolean" office:boolean-value="false" calcext:value-type="boolean">
            <text:p>FALSE</text:p>
          </table:table-cell>
          <table:table-cell table:style-name="ce115" table:formula="of:=AND(AND(ISBLANK([.$E122]);AND(ISBLANK([.$F122]);AND(ISBLANK([.$G122]);ISBLANK([.$H122]))));NOT(ISBLANK([.$L1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adiness</text:p>
          </table:table-cell>
          <table:table-cell table:number-columns-repeated="4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text:p>Lockouts,</text:p>
            <text:p>Accessories</text:p>
          </table:table-cell>
          <table:table-cell table:style-name="ce92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5]));OR(NOT(ISBLANK([.$F125]));OR(NOT(ISBLANK([.$G125]));NOT(ISBLANK([.$H125])))))" office:value-type="boolean" office:boolean-value="true" calcext:value-type="boolean">
            <text:p>TRUE</text:p>
          </table:table-cell>
          <table:table-cell table:style-name="ce112" table:formula="of:=OR(OR(OR(IF([.$P125]=1);IF([.$Q125]=1));IF([.$R125]=1));IF([.$S125]=1))" office:value-type="boolean" office:boolean-value="false" calcext:value-type="boolean">
            <text:p>FALSE</text:p>
          </table:table-cell>
          <table:table-cell table:style-name="ce113" table:formula="of:=AND(ISBLANK([.$E125]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I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J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K125])))" office:value-type="boolean" office:boolean-value="false" calcext:value-type="boolean">
            <text:p>FALSE</text:p>
          </table:table-cell>
          <table:table-cell table:style-name="ce115" table:formula="of:=AND(AND(ISBLANK([.$E125]);AND(ISBLANK([.$F125]);AND(ISBLANK([.$G125]);ISBLANK([.$H125]))));NOT(ISBLANK([.$L12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12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13" table:formula="of:=AND(ISBLANK([.$E128]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15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09.4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M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15.0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12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13" table:formula="of:=AND(ISBLANK([.$E132]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15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" draw:text-style-name="P2" svg:width="82.18pt" svg:height="72.88pt" svg:x="377.21pt" svg:y="3467.88pt" draw:caption-point-x="-17.29pt" draw:caption-point-y="42.8pt">
              <dc:date>2019-10-31T00:00:00</dc:date>
              <text:p text:style-name="P1"><text:span text:style-name="T1">EMCON, Lights Off, Taxi Light Off, Forma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Gear</text:p>
          </table:table-cell>
          <table:table-cell table:style-name="ce92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3" draw:text-style-name="P2" svg:width="82.18pt" svg:height="61.68pt" svg:x="377.21pt" svg:y="3520.6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table:style-name="ce99"/>
          <table:table-cell table:style-name="ce105" office:value-type="string" calcext:value-type="string">
            <text:p>Ship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12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13" table:formula="of:=AND(ISBLANK([.$E139]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15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1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13" table:formula="of:=AND(ISBLANK([.$E140]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Up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M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laps Down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M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12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13" table:formula="of:=AND(ISBLANK([.$E144]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15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Panels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7]));OR(NOT(ISBLANK([.$F147]));OR(NOT(ISBLANK([.$G147]));NOT(ISBLANK([.$H147])))))" office:value-type="boolean" office:boolean-value="true" calcext:value-type="boolean">
            <text:p>TRUE</text:p>
          </table:table-cell>
          <table:table-cell table:style-name="ce112" table:formula="of:=OR(OR(OR(IF([.$P147]=1);IF([.$Q147]=1));IF([.$R147]=1));IF([.$S147]=1))" office:value-type="boolean" office:boolean-value="false" calcext:value-type="boolean">
            <text:p>FALSE</text:p>
          </table:table-cell>
          <table:table-cell table:style-name="ce113" table:formula="of:=AND(ISBLANK([.$E147]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J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L1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49]));OR(NOT(ISBLANK([.$F149]));OR(NOT(ISBLANK([.$G149]));NOT(ISBLANK([.$H149])))))" office:value-type="boolean" office:boolean-value="true" calcext:value-type="boolean">
            <text:p>TRUE</text:p>
          </table:table-cell>
          <table:table-cell table:style-name="ce112" table:formula="of:=OR(OR(OR(IF([.$P149]=1);IF([.$Q149]=1));IF([.$R149]=1));IF([.$S149]=1))" office:value-type="boolean" office:boolean-value="false" calcext:value-type="boolean">
            <text:p>FALSE</text:p>
          </table:table-cell>
          <table:table-cell table:style-name="ce113" table:formula="of:=AND(ISBLANK([.$E149]);NOT(ISBLANK([.$I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J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K149])))" office:value-type="boolean" office:boolean-value="false" calcext:value-type="boolean">
            <text:p>FALSE</text:p>
          </table:table-cell>
          <table:table-cell table:style-name="ce115" table:formula="of:=AND(AND(ISBLANK([.$E149]);AND(ISBLANK([.$F149]);AND(ISBLANK([.$G149]);ISBLANK([.$H149]))));NOT(ISBLANK([.$L14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enter Panel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0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12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13" table:formula="of:=AND(ISBLANK([.$E151]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I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15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2]));OR(NOT(ISBLANK([.$F152]));OR(NOT(ISBLANK([.$G152]));NOT(ISBLANK([.$H152])))))" office:value-type="boolean" office:boolean-value="true" calcext:value-type="boolean">
            <text:p>TRUE</text:p>
          </table:table-cell>
          <table:table-cell table:style-name="ce112" table:formula="of:=OR(OR(OR(IF([.$P152]=1);IF([.$Q152]=1));IF([.$R152]=1));IF([.$S152]=1))" office:value-type="boolean" office:boolean-value="false" calcext:value-type="boolean">
            <text:p>FALSE</text:p>
          </table:table-cell>
          <table:table-cell table:style-name="ce113" table:formula="of:=AND(ISBLANK([.$E152]);NOT(ISBLANK([.$I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J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L1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 Panel OR View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U </text:span><text:span text:style-name="T1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0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Reference,</text:p>
            <text:p>Quick Nav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office:annotation draw:style-name="gr3" draw:text-style-name="P2" svg:width="82.18pt" svg:height="61.68pt" svg:x="377.21pt" svg:y="4022.2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1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13" table:formula="of:=AND(ISBLANK([.$E157]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designate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075.0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12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13" table:formula="of:=AND(ISBLANK([.$E158]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I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15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waypoint next</text:p>
          </table:table-cell>
          <table:table-cell table:style-name="ce13" office:value-type="string" calcext:value-type="string">
            <text:p>DCS – FA18C</text:p>
          </table:table-cell>
          <table:table-cell table:style-name="ce17">
            <office:annotation draw:style-name="gr2" draw:text-style-name="P2" svg:width="82.18pt" svg:height="51pt" svg:x="642.76pt" svg:y="4101.4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59]));OR(NOT(ISBLANK([.$F159]));OR(NOT(ISBLANK([.$G159]));NOT(ISBLANK([.$H159])))))" office:value-type="boolean" office:boolean-value="true" calcext:value-type="boolean">
            <text:p>TRUE</text:p>
          </table:table-cell>
          <table:table-cell table:style-name="ce112" table:formula="of:=OR(OR(OR(IF([.$P159]=1);IF([.$Q159]=1));IF([.$R159]=1));IF([.$S159]=1))" office:value-type="boolean" office:boolean-value="false" calcext:value-type="boolean">
            <text:p>FALSE</text:p>
          </table:table-cell>
          <table:table-cell table:style-name="ce113" table:formula="of:=AND(ISBLANK([.$E159]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I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J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K159])))" office:value-type="boolean" office:boolean-value="false" calcext:value-type="boolean">
            <text:p>FALSE</text:p>
          </table:table-cell>
          <table:table-cell table:style-name="ce115" table:formula="of:=AND(AND(ISBLANK([.$E159]);AND(ISBLANK([.$F159]);AND(ISBLANK([.$G159]);ISBLANK([.$H159]))));NOT(ISBLANK([.$L15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Forward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12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13" table:formula="of:=AND(ISBLANK([.$E163]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15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im Kneeboard Back</text:p>
          </table:table-cell>
          <table:table-cell/>
          <table:table-cell table:style-name="ce99"/>
          <table:table-cell table:style-name="ce105" office:value-type="string" calcext:value-type="string">
            <text:p><text:span text:style-name="T18">Ship I_D </text:span><text:span text:style-name="T19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12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13" table:formula="of:=AND(ISBLANK([.$E165]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15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Targeting</text:p>
          </table:table-cell>
          <table:table-cell table:style-name="ce92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12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13" table:formula="of:=AND(ISBLANK([.$E167]);NOT(ISBLANK([.$I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15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12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13" table:formula="of:=AND(ISBLANK([.$E169]);NOT(ISBLANK([.$I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15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12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13" table:formula="of:=AND(ISBLANK([.$E171]);NOT(ISBLANK([.$I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15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12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13" table:formula="of:=AND(ISBLANK([.$E173]);NOT(ISBLANK([.$I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15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 office:value-type="string" calcext:value-type="string">
            <office:annotation draw:style-name="gr8" draw:text-style-name="P2" svg:width="101.45pt" svg:height="95.27pt" svg:x="120.67pt" svg:y="4603.69pt" draw:caption-point-x="-15.48pt" draw:caption-point-y="42.18pt">
              <dc:date>2019-11-01T00:00:00</dc:date>
              <text:p text:style-name="P1">HOLD continiously desirable to force seeker to specific vector.</text:p>
              <text:p text:style-name="P1"/>
              <text:p text:style-name="P1">AVOID short/long-press or macro assignments.</text:p>
            </office:annotation>
            <text:p>Sensors – Un-Cage</text:p>
          </table:table-cell>
          <table:table-cell table:style-name="ce92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0]));OR(NOT(ISBLANK([.$F180]));OR(NOT(ISBLANK([.$G180]));NOT(ISBLANK([.$H180])))))" office:value-type="boolean" office:boolean-value="true" calcext:value-type="boolean">
            <text:p>TRUE</text:p>
          </table:table-cell>
          <table:table-cell table:style-name="ce112" table:formula="of:=OR(OR(OR(IF([.$P180]=1);IF([.$Q180]=1));IF([.$R180]=1));IF([.$S180]=1))" office:value-type="boolean" office:boolean-value="false" calcext:value-type="boolean">
            <text:p>FALSE</text:p>
          </table:table-cell>
          <table:table-cell table:style-name="ce113" table:formula="of:=AND(ISBLANK([.$E180]);NOT(ISBLANK([.$I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I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J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K180])))" office:value-type="boolean" office:boolean-value="false" calcext:value-type="boolean">
            <text:p>FALSE</text:p>
          </table:table-cell>
          <table:table-cell table:style-name="ce115" table:formula="of:=AND(AND(ISBLANK([.$E180]);AND(ISBLANK([.$F180]);AND(ISBLANK([.$G180]);ISBLANK([.$H180]))));NOT(ISBLANK([.$L1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Of Interest</text:p>
          </table:table-cell>
          <table:table-cell table:style-name="ce92" office:value-type="string" calcext:value-type="string">
            <text:p>Aft</text:p>
          </table:table-cell>
          <table:table-cell table:number-columns-repeated="2"/>
          <table:table-cell table:style-name="ce125" office:value-type="string" calcext:value-type="string">
            <text:p>Sensors I_M <text:span text:style-name="T4">L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2]));OR(NOT(ISBLANK([.$F182]));OR(NOT(ISBLANK([.$G182]));NOT(ISBLANK([.$H182])))))" office:value-type="boolean" office:boolean-value="true" calcext:value-type="boolean">
            <text:p>TRUE</text:p>
          </table:table-cell>
          <table:table-cell table:style-name="ce112" table:formula="of:=OR(OR(OR(IF([.$P182]=1);IF([.$Q182]=1));IF([.$R182]=1));IF([.$S182]=1))" office:value-type="boolean" office:boolean-value="false" calcext:value-type="boolean">
            <text:p>FALSE</text:p>
          </table:table-cell>
          <table:table-cell table:style-name="ce113" table:formula="of:=AND(ISBLANK([.$E182]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I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J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K182])))" office:value-type="boolean" office:boolean-value="false" calcext:value-type="boolean">
            <text:p>FALSE</text:p>
          </table:table-cell>
          <table:table-cell table:style-name="ce115" table:formula="of:=AND(AND(ISBLANK([.$E182]);AND(ISBLANK([.$F182]);AND(ISBLANK([.$G182]);ISBLANK([.$H182]))));NOT(ISBLANK([.$L18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Forward</text:p>
          </table:table-cell>
          <table:table-cell table:number-columns-repeated="2"/>
          <table:table-cell table:style-name="ce125" office:value-type="string" calcext:value-type="string">
            <text:p>Sensors I_M <text:span text:style-name="T4">R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12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13" table:formula="of:=AND(ISBLANK([.$E184]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15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eft</text:p>
          </table:table-cell>
          <table:table-cell table:number-columns-repeated="2"/>
          <table:table-cell table:style-name="ce125" office:value-type="string" calcext:value-type="string">
            <text:p>Sensors I_M <text:span text:style-name="T4">U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Right</text:p>
          </table:table-cell>
          <table:table-cell table:number-columns-repeated="2"/>
          <table:table-cell table:style-name="ce125" office:value-type="string" calcext:value-type="string">
            <text:p>Sensors I_M <text:span text:style-name="T4">D</text:span></text:p>
          </table:table-cell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0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07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12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13" table:formula="of:=AND(ISBLANK([.$E191]);NOT(ISBLANK([.$I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15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9" draw:text-style-name="P2" svg:width="82.18pt" svg:height="51pt" svg:x="377.21pt" svg:y="4972.68pt" draw:caption-point-x="-17.29pt" draw:caption-point-y="42.8pt">
              <dc:date>2019-11-01T00:00:00</dc:date>
              <text:p text:style-name="P1">As appropriate.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12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13" table:formula="of:=AND(ISBLANK([.$E193]);NOT(ISBLANK([.$I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15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0" draw:text-style-name="P2" svg:width="202.39pt" svg:height="76.28pt" svg:x="377.21pt" svg:y="5025.46pt" draw:caption-point-x="-17.29pt" draw:caption-point-y="42.8pt">
              <dc:date>2019-11-01T00:00:00</dc:date>
              <text:p text:style-name="P1">Planned to support Electronic Flight Bag (EFB), such as FltPlan Go (Garmin) .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9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office:annotation draw:style-name="gr11" draw:text-style-name="P2" svg:width="154.63pt" svg:height="128.86pt" svg:x="377.21pt" svg:y="5053.72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198">
            <calcext:condition calcext:apply-style-name="Bad" calcext:value="=1" calcext:base-cell-address="Commands.N3"/>
          </calcext:conditional-format>
          <calcext:conditional-format calcext:target-range-address="Commands.M42:Commands.M47 Commands.M62:Commands.M63 Commands.M65:Commands.M66 Commands.M39:Commands.M40 Commands.M4:Commands.M5 Commands.M7:Commands.M8 Commands.M10:Commands.M11 Commands.M16:Commands.M17 Commands.M19:Commands.M19 Commands.M21:Commands.M21 Commands.M13:Commands.M14 Commands.M35:Commands.M37 Commands.M112:Commands.M113 Commands.M115:Commands.M116 Commands.M49:Commands.M54 Commands.M118:Commands.M119 Commands.M122:Commands.M122 Commands.M125:Commands.M125 Commands.M127:Commands.M129 Commands.D131:Commands.E132 Commands.M131:Commands.M132 Commands.D134:Commands.E135 Commands.M134:Commands.M135 Commands.D139:Commands.E140 Commands.M139:Commands.M140 Commands.E147:Commands.E147 Commands.D147:Commands.D147 Commands.M147:Commands.M147 Commands.D149:Commands.E149 Commands.M149:Commands.M149 Commands.D151:Commands.E152 Commands.M151:Commands.M152 Commands.D154:Commands.E154 Commands.M154:Commands.M154 Commands.D157:Commands.E159 Commands.M157:Commands.M159 Commands.D167:Commands.E167 Commands.M167:Commands.M167 Commands.D169:Commands.E169 Commands.M169:Commands.M169 Commands.D171:Commands.E171 Commands.M171:Commands.M171 Commands.D173:Commands.E173 Commands.M173:Commands.M173 Commands.M56:Commands.M57 Commands.M59:Commands.M60 Commands.D4:Commands.E5 Commands.D7:Commands.E8 Commands.D10:Commands.E11 Commands.D13:Commands.E14 Commands.D16:Commands.E17 Commands.D19:Commands.E19 Commands.D21:Commands.E21 Commands.D35:Commands.E37 Commands.D39:Commands.E40 Commands.D42:Commands.E47 Commands.D62:Commands.E63 Commands.D65:Commands.E66 Commands.D112:Commands.E113 Commands.D115:Commands.E116 Commands.D49:Commands.E54 Commands.D118:Commands.E119 Commands.D121:Commands.E122 Commands.D125:Commands.E125 Commands.D127:Commands.E129 Commands.D56:Commands.E57 Commands.D59:Commands.E60 Commands.D69:Commands.E70 Commands.M69:Commands.M70 Commands.D72:Commands.E73 Commands.M72:Commands.M73 Commands.D77:Commands.E77 Commands.M77:Commands.M77 Commands.D79:Commands.E79 Commands.M79:Commands.M79 Commands.D23:Commands.E24 Commands.M23:Commands.M24 Commands.D26:Commands.E27 Commands.M26:Commands.M27 Commands.D32:Commands.E33 Commands.M32:Commands.M33 Commands.M106:Commands.M106 Commands.D104:Commands.E106 Commands.M108:Commands.M110 Commands.D108:Commands.E110 Commands.M104:Commands.M105 Commands.D29:Commands.E30 Commands.M29:Commands.M30 Commands.M83:Commands.M102 Commands.D83:Commands.E102 Commands.D184:Commands.E184 Commands.M184:Commands.M184 Commands.D186:Commands.E186 Commands.M186:Commands.M186 Commands.D188:Commands.E188 Commands.M188:Commands.M188 Commands.M121:Commands.M121 Commands.D142:Commands.E142 Commands.M142:Commands.M142 Commands.D144:Commands.E144 Commands.M144:Commands.M144 Commands.D137:Commands.E137 Commands.M137:Commands.M137 Commands.E163:Commands.E163 Commands.M163:Commands.M163 Commands.D165:Commands.E165 Commands.M165:Commands.M165 Commands.D180:Commands.E180 Commands.M180:Commands.M180 Commands.D161:Commands.E161 Commands.M161:Commands.M161 Commands.E190:Commands.E198 Commands.M190:Commands.M198 Commands.D182:Commands.E182 Commands.M182:Commands.M182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table:style-name="ce8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toggle goggles</text:p>
          </table:table-cell>
          <table:table-cell table:style-name="ce83" office:value-type="string" calcext:value-type="string">
            <text:p>R_SHIFT h</text:p>
          </table:table-cell>
          <table:table-cell table:style-name="ce57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17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18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20" table:formula="of:=AND(ISBLANK([.$C2]);NOT(ISBLANK([.$I2])))" office:value-type="boolean" office:boolean-value="false" calcext:value-type="boolean">
            <text:p>FALSE</text:p>
          </table:table-cell>
          <table:table-cell table:style-name="ce121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21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21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21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57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57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Throttle Designator Controller – Depress</text:p>
          </table:table-cell>
          <table:table-cell office:value-type="string" calcext:value-type="string">
            <text:p>Enter</text:p>
          </table:table-cell>
          <table:table-cell table:style-name="ce58" office:value-type="string" calcext:value-type="string">
            <text:p><text:span text:style-name="T8">T16KJG_</text:span><text:span text:style-name="T11">TH-6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X</text:p>
          </table:table-cell>
          <table:table-cell table:style-name="ce84" office:value-type="string" calcext:value-type="string">
            <text:p>T16KTR_<text:span text:style-name="T4">TH-X</text:span></text:p>
          </table:table-cell>
          <table:table-cell table:style-name="ce91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Designator Controller – Y</text:p>
          </table:table-cell>
          <table:table-cell table:style-name="ce84" office:value-type="string" calcext:value-type="string">
            <text:p>T16KTR_<text:span text:style-name="T4">TH-Y</text:span></text:p>
          </table:table-cell>
          <table:table-cell table:style-name="ce91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9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59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Throttle Lift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163.22pt" draw:caption-point-x="-17.29pt" draw:caption-point-y="43.71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q</text:p>
          </table:table-cell>
          <table:table-cell table:style-name="ce107" office:value-type="string" calcext:value-type="string">
            <text:p><text:span text:style-name="T20">T16KJG_</text:span><text:span text:style-name="T21">TH-1</text:span><text:span text:style-name="T22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57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Autopilot Attitude Hold (Macro)</text:p>
          </table:table-cell>
          <table:table-cell/>
          <table:table-cell table:style-name="ce57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FOV Select and STT Separate</text:p>
          </table:table-cell>
          <table:table-cell office:value-type="string" calcext:value-type="string">
            <text:p>i</text:p>
          </table:table-cell>
          <table:table-cell table:style-name="ce91" office:value-type="string" calcext:value-type="string">
            <text:p>T16KTR_<text:span text:style-name="T4">TH-H2L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91" office:value-type="string" calcext:value-type="string">
            <text:p>T16KTR_<text:span text:style-name="T4">TH-H1U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91" office:value-type="string" calcext:value-type="string">
            <text:p>T16KTR_<text:span text:style-name="T4">TH-H1R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91" office:value-type="string" calcext:value-type="string">
            <text:p>T16KTR_<text:span text:style-name="T4">TH-H1D</text:span> [I_M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91" office:value-type="string" calcext:value-type="string">
            <text:p>T16KTR_<text:span text:style-name="T4">TH-H1L</text:span> [I_M]</text:p>
          </table:table-cell>
          <table:table-cell table:number-columns-repeated="16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table:style-name="ce93" office:value-type="string" calcext:value-type="string">
            <text:p>Mode A/A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62.85pt" draw:caption-point-x="-17.29pt" draw:caption-point-y="46.86pt">
              <dc:date>2019-10-16T00:00:00</dc:date>
              <text:p text:style-name="P1"><text:span text:style-name="T1">Default keybind ‘1’. Unacceptable conflict with use of numeric keys for UFC.</text:span></text:p>
            </office:annotation>
            <text:p>L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Mode A/G</text:p>
          </table:table-cell>
          <table:table-cell table:style-name="ce56" office:value-type="string" calcext:value-type="string">
            <office:annotation draw:style-name="gr1" draw:text-style-name="P2" svg:width="82.18pt" svg:height="72.88pt" svg:x="358.7pt" svg:y="675.67pt" draw:caption-point-x="-17.29pt" draw:caption-point-y="46.86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SHIFT e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9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table:style-name="ce56" office:value-type="string" calcext:value-type="string">
            <text:p>L_ALT L_SHIFT v</text:p>
          </table:table-cell>
          <table:table-cell table:style-name="ce61" office:value-type="string" calcext:value-type="string">
            <text:p><text:span text:style-name="T23">HOTAS - </text:span><text:span text:style-name="T24">Base O_D – </text:span><text:span text:style-name="T25">U</text:span><text:span text:style-name="T26"> , </text:span><text:span text:style-name="T27">HOTAS – </text:span><text:span text:style-name="T28">ST-3</text:span><text:span text:style-name="T29"> I_D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 table:style-name="ce56" office:value-type="string" calcext:value-type="string">
            <text:p>R_ALT z</text:p>
          </table:table-cell>
          <table:table-cell table:style-name="ce61" office:value-type="string" calcext:value-type="string">
            <text:p><text:span text:style-name="T23">HOTAS - </text:span><text:span text:style-name="T24">Base O_D – </text:span><text:span text:style-name="T25">D , </text:span><text:span text:style-name="T26">HOTAS</text:span><text:span text:style-name="T30"> - </text:span><text:span text:style-name="T31"> </text:span><text:span text:style-name="T32">T16KJG_TH-Slider +95%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827.66pt" draw:caption-point-x="-17.29pt" draw:caption-point-y="48.4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56"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DCS FA18C'.N2:'Rough - DCS FA18C'.S2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16:'Rough - DCS FA18C'.C16 'Rough - DCS FA18C'.C3:'Rough - DCS FA18C'.C4 'Rough - DCS FA18C'.C19:'Rough - DCS FA18C'.C20 'Rough - DCS FA18C'.C35:'Rough - DCS FA18C'.C38 'Rough - DCS FA18C'.C30:'Rough - DCS FA18C'.C30 'Rough - DCS FA18C'.B7:'Rough - DCS FA18C'.C8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88" office:value-type="string" calcext:value-type="string">
            <text:p>Command</text:p>
          </table:table-cell>
          <table:table-cell table:style-name="ce8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93" office:value-type="string" calcext:value-type="string">
            <text:p>imaging</text:p>
          </table:table-cell>
          <table:table-cell table:style-name="ce122" office:value-type="string" calcext:value-type="string">
            <text:p>L_ALT v</text:p>
          </table:table-cell>
          <table:table-cell table:style-name="ce123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3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31" table:formula="of:=AND(ISBLANK([.$C2]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3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93" office:value-type="string" calcext:value-type="string">
            <text:p>hud</text:p>
          </table:table-cell>
          <table:table-cell table:style-name="ce122" office:value-type="string" calcext:value-type="string">
            <text:p>R_ALT v</text:p>
          </table:table-cell>
          <table:table-cell table:style-name="ce123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07"/>
          <table:table-cell table:style-name="ce20"/>
          <table:table-cell table:style-name="ce23"/>
          <table:table-cell office:value-type="string" calcext:value-type="string">
            <text:p>+</text:p>
          </table:table-cell>
          <table:table-cell table:number-columns-repeated="2"/>
          <table:table-cell table:style-name="ce99"/>
          <table:table-cell table:style-name="ce12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3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31" table:formula="of:=AND(ISBLANK([.$C3]);NOT(ISBLANK([.$I3])))" office:value-type="boolean" office:boolean-value="false" calcext:value-type="boolean">
            <text:p>FALSE</text:p>
          </table:table-cell>
          <table:table-cell table:style-name="ce13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23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119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119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119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119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119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9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23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23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23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9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23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9">
          <table:table-cell table:number-columns-repeated="19"/>
        </table:table-row>
        <table:table-row table:style-name="ro1">
          <table:table-cell table:style-name="ce9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3">Base O_D - </text:span><text:span text:style-name="T34">U</text:span></text:p>
          </table:table-cell>
          <table:table-cell table:number-columns-repeated="16"/>
        </table:table-row>
        <table:table-row table:style-name="ro1">
          <table:table-cell table:style-name="ce9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3">Base O_D – </text:span><text:span text:style-name="T34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93" office:value-type="string" calcext:value-type="string">
            <office:annotation draw:style-name="gr3" draw:text-style-name="P2" svg:width="124.84pt" svg:height="61.68pt" svg:x="214.89pt" svg:y="623.31pt" draw:caption-point-x="-17.29pt" draw:caption-point-y="44.42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2" table:default-cell-style-name="ce124"/>
        <table:table-column table:style-name="co13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104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9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98" office:value-type="string" calcext:value-type="string">
            <text:p>Primary O_D</text:p>
          </table:table-cell>
          <table:table-cell office:value-type="string" calcext:value-type="string">
            <text:p>Helmet/HUD Imaging, Helmet/HUD Symbology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98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98" office:value-type="string" calcext:value-type="string">
            <text:p>Primary I_D</text:p>
          </table:table-cell>
          <table:table-cell office:value-type="string" calcext:value-type="string">
            <text:p><text:span text:style-name="T35">Variant unique buttons</text:span><text:span text:style-name="T36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98"/>
          <table:table-cell/>
        </table:table-row>
        <table:table-row table:style-name="ro1">
          <table:table-cell table:style-name="ce9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104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9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98" office:value-type="string" calcext:value-type="string">
            <text:p>Sensors I_U</text:p>
          </table:table-cell>
          <table:table-cell table:style-name="ce126" office:value-type="string" calcext:value-type="string">
            <text:p><text:span text:style-name="T13">Variant unique buttons.</text:span><text:span text:style-name="T37"> F5E RADAR Resume. A10C China Hat</text:span></text:p>
          </table:table-cell>
        </table:table-row>
        <table:table-row table:style-name="ro1">
          <table:table-cell table:style-name="ce98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7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0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119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0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119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0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04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9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7">A10C Master Mode. FA18C AA, A/G Mode.</text:span></text:p>
          </table:table-cell>
        </table:table-row>
        <table:table-row table:style-name="ro1">
          <table:table-cell table:style-name="ce9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9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9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104" office:value-type="string" calcext:value-type="string">
            <office:annotation draw:style-name="gr12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89" office:value-type="string" calcext:value-type="string">
            <text:p>Variant unique buttons.<text:span text:style-name="T37"> FA18C FCS bit.</text:span></text:p>
          </table:table-cell>
        </table:table-row>
        <table:table-row table:style-name="ro1">
          <table:table-cell table:style-name="ce12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7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04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2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2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104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2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25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98"/>
          <table:table-cell/>
        </table:table-row>
        <table:table-row table:style-name="ro1">
          <table:table-cell table:style-name="ce104" office:value-type="string" calcext:value-type="string">
            <text:p>TH-1 I_M</text:p>
          </table:table-cell>
          <table:table-cell office:value-type="string" calcext:value-type="string">
            <office:annotation draw:style-name="gr13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2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25" office:value-type="string" calcext:value-type="string">
            <text:p>TH-1 I_D</text:p>
          </table:table-cell>
          <table:table-cell table:style-name="ce89" office:value-type="string" calcext:value-type="string">
            <text:p><text:span text:style-name="T38">Variant unique button.</text:span><text:span text:style-name="T36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76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104850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128"/>
        <table:table-column table:style-name="co16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1">
          <table:table-cell table:style-name="ce13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1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7"/>
          <table:table-cell table:number-columns-repeated="1022"/>
        </table:table-row>
        <table:table-row table:style-name="ro1">
          <table:table-cell table:style-name="ce13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3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1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3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3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3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3" table:default-cell-style-name="ce44"/>
        <table:table-column table:style-name="co6" table:default-cell-style-name="ce20"/>
        <table:table-column table:style-name="co7" table:default-cell-style-name="ce20"/>
        <table:table-column table:style-name="co7" table:default-cell-style-name="ce23"/>
        <table:table-column table:style-name="co7" table:number-columns-repeated="3" table:default-cell-style-name="Default"/>
        <table:table-column table:style-name="co7" table:default-cell-style-name="ce99"/>
        <table:table-column table:style-name="co8" table:number-columns-repeated="2" table:default-cell-style-name="ce7"/>
        <table:table-column table:style-name="co8" table:default-cell-style-name="ce99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7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7"/>
          <table:covered-table-cell/>
          <table:table-cell table:style-name="ce71" office:value-type="string" calcext:value-type="string" table:number-columns-spanned="7" table:number-rows-spanned="1">
            <text:p>Discrepancy</text:p>
          </table:table-cell>
          <table:covered-table-cell table:style-name="ce71"/>
          <table:covered-table-cell table:style-name="ce1"/>
          <table:covered-table-cell table:style-name="ce114"/>
          <table:covered-table-cell table:number-columns-repeated="3" table:style-name="ce116"/>
          <table:table-cell table:style-name="ce7" table:number-columns-repeated="45"/>
        </table:table-row>
        <table:table-row table:style-name="ro1">
          <table:table-cell table:style-name="ce88" office:value-type="string" calcext:value-type="string">
            <text:p>Category</text:p>
          </table:table-cell>
          <table:table-cell table:style-name="ce88" office:value-type="string" calcext:value-type="string">
            <office:annotation draw:style-name="gr14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88" office:value-type="string" calcext:value-type="string">
            <text:p>Variant</text:p>
          </table:table-cell>
          <table:table-cell table:style-name="ce88" office:value-type="string" calcext:value-type="string">
            <text:p>Input Keybind</text:p>
          </table:table-cell>
          <table:table-cell table:style-name="ce101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109" office:value-type="string" calcext:value-type="string">
            <text:p>MFD</text:p>
          </table:table-cell>
          <table:table-cell table:style-name="ce88" office:value-type="string" calcext:value-type="string">
            <text:p>Present</text:p>
          </table:table-cell>
          <table:table-cell table:style-name="ce88" office:value-type="string" calcext:value-type="string">
            <text:p>Missing</text:p>
          </table:table-cell>
          <table:table-cell table:style-name="ce109" office:value-type="string" calcext:value-type="string">
            <text:p>Degraded</text:p>
          </table:table-cell>
          <table:table-cell table:style-name="ce88" office:value-type="string" calcext:value-type="string">
            <text:p>HOTAS</text:p>
          </table:table-cell>
          <table:table-cell table:style-name="ce88" office:value-type="string" calcext:value-type="string">
            <text:p>Voice</text:p>
          </table:table-cell>
          <table:table-cell table:style-name="ce88" office:value-type="string" calcext:value-type="string">
            <text:p>Panel</text:p>
          </table:table-cell>
          <table:table-cell table:style-name="ce88" office:value-type="string" calcext:value-type="string">
            <text:p>MFD</text:p>
          </table:table-cell>
          <table:table-cell table:style-name="ce88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4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43" table:formula="of:=AND(ISBLANK([.$E3]);NOT(ISBLANK([.$I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4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5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4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43" table:formula="of:=AND(ISBLANK([.$E4]);NOT(ISBLANK([.$I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4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4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43" table:formula="of:=AND(ISBLANK([.$E6]);NOT(ISBLANK([.$I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44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4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43" table:formula="of:=AND(ISBLANK([.$E7]);NOT(ISBLANK([.$I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4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4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43" table:formula="of:=AND(ISBLANK([.$E8]);NOT(ISBLANK([.$I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4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4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43" table:formula="of:=AND(ISBLANK([.$E10]);NOT(ISBLANK([.$I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44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4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43" table:formula="of:=AND(ISBLANK([.$E11]);NOT(ISBLANK([.$I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4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4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43" table:formula="of:=AND(ISBLANK([.$E14]);NOT(ISBLANK([.$I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4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42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43" table:formula="of:=AND(ISBLANK([.$E15]);NOT(ISBLANK([.$I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44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4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43" table:formula="of:=AND(ISBLANK([.$E17]);NOT(ISBLANK([.$I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44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4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43" table:formula="of:=AND(ISBLANK([.$E19]);NOT(ISBLANK([.$I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44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4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43" table:formula="of:=AND(ISBLANK([.$E21]);NOT(ISBLANK([.$I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44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42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43" table:formula="of:=AND(ISBLANK([.$E22]);NOT(ISBLANK([.$I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44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Up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/>
          <table:table-cell office:value-type="string" calcext:value-type="string">
            <text:p>Elite Dangerous</text:p>
          </table:table-cell>
          <table:table-cell table:style-name="ce139"/>
          <table:table-cell table:style-name="ce140" office:value-type="string" calcext:value-type="string">
            <text:p>T16KTR_TH<text:span text:style-name="T4">-H3U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4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43" table:formula="of:=AND(ISBLANK([.$E26]);NOT(ISBLANK([.$I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44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89"/>
          <table:table-cell table:style-name="ce92" office:value-type="string" calcext:value-type="string">
            <text:p>Flaps Down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39"/>
          <table:table-cell table:style-name="ce140" office:value-type="string" calcext:value-type="string">
            <text:p>T16KTR_TH<text:span text:style-name="T4">-H3D</text:span> [O_M]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42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43" table:formula="of:=AND(ISBLANK([.$E28]);NOT(ISBLANK([.$I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44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93"/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42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43" table:formula="of:=AND(ISBLANK([.$E34]);NOT(ISBLANK([.$I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44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4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43" table:formula="of:=AND(ISBLANK([.$E35]);NOT(ISBLANK([.$I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44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4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43" table:formula="of:=AND(ISBLANK([.$E36]);NOT(ISBLANK([.$I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44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07"/>
          <table:table-cell table:number-columns-repeated="7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 table:style-name="ce90"/>
          <table:table-cell table:style-name="ce92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40" office:value-type="string" calcext:value-type="string">
            <text:p>T16KTR_TH<text:span text:style-name="T4">-H3R</text:span> [I_M]</text:p>
          </table:table-cell>
          <table:table-cell table:style-name="ce107"/>
          <table:table-cell table:number-columns-repeated="6"/>
          <table:table-cell table:style-name="Default"/>
          <table:table-cell table:style-name="ce142"/>
          <table:table-cell table:style-name="ce143"/>
          <table:table-cell table:style-name="ce144" table:number-columns-repeated="4"/>
          <table:table-cell table:number-columns-repeated="45"/>
        </table:table-row>
        <table:table-row table:style-name="ro2">
          <table:table-cell/>
          <table:table-cell table:style-name="ce9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39"/>
          <table:table-cell/>
          <table:table-cell table:style-name="ce10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41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42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43" table:formula="of:=AND(ISBLANK([.$E52]);NOT(ISBLANK([.$I52])))" office:value-type="boolean" office:boolean-value="true" calcext:value-type="boolean">
            <text:p>TRUE</text:p>
          </table:table-cell>
          <table:table-cell table:style-name="ce144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44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44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44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00:38:37.2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01T19:43:26.551000000</dc:date>
    <meta:editing-duration>P6DT18H37M51S</meta:editing-duration>
    <meta:editing-cycles>727</meta:editing-cycles>
    <meta:document-statistic meta:table-count="7" meta:cell-count="2104" meta:object-count="0"/>
  </office:meta>
</office:document-meta>
</file>